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ac0" officeooo:paragraph-rsid="000b0ac0"/>
    </style:style>
    <style:style style:name="P2" style:family="paragraph" style:parent-style-name="Standard">
      <style:text-properties officeooo:rsid="000dba07" officeooo:paragraph-rsid="000dba07"/>
    </style:style>
    <style:style style:name="P3" style:family="paragraph" style:parent-style-name="Standard">
      <style:text-properties officeooo:rsid="00112d36" officeooo:paragraph-rsid="00112d36"/>
    </style:style>
    <style:style style:name="P4" style:family="paragraph" style:parent-style-name="Standard">
      <style:text-properties officeooo:rsid="000dba07" officeooo:paragraph-rsid="000dba07"/>
    </style:style>
    <style:style style:name="P5" style:family="paragraph" style:parent-style-name="Standard">
      <style:text-properties officeooo:rsid="000dba07" officeooo:paragraph-rsid="00149393"/>
    </style:style>
    <style:style style:name="T1" style:family="text">
      <style:text-properties officeooo:rsid="000dba0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dba07" style:font-size-asian="10pt" style:font-size-complex="10pt"/>
    </style:style>
    <style:style style:name="T4" style:family="text">
      <style:text-properties officeooo:rsid="00112d36"/>
    </style:style>
    <style:style style:name="T5" style:family="text">
      <style:text-properties fo:color="#c9211e" officeooo:rsid="000dba07"/>
    </style:style>
    <style:style style:name="T6" style:family="text">
      <style:text-properties fo:color="#c9211e" officeooo:rsid="00112d36"/>
    </style:style>
    <style:style style:name="T7" style:family="text">
      <style:text-properties fo:color="#c9211e" fo:font-size="10pt" style:font-size-asian="10pt" style:font-size-complex="10pt"/>
    </style:style>
    <style:style style:name="T8" style:family="text">
      <style:text-properties fo:color="#c9211e" fo:font-size="10pt" officeooo:rsid="000dba07" style:font-size-asian="10pt" style:font-size-complex="10pt"/>
    </style:style>
    <style:style style:name="T9" style:family="text">
      <style:text-properties fo:color="#c9211e" fo:font-size="10pt" officeooo:rsid="00112d36" style:font-size-asian="10pt" style:font-size-complex="10pt"/>
    </style:style>
    <style:style style:name="T10" style:family="text">
      <style:text-properties fo:color="#c9211e" officeooo:rsid="00121bdf"/>
    </style:style>
    <style:style style:name="T11" style:family="text">
      <style:text-properties fo:color="#c9211e" officeooo:rsid="001493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</text:p>
      <text:p text:style-name="P1"/>
      <text:p text:style-name="P2">Intro (Similaire à l’intro du rapport 1 pour ne pas dire identique ;) )</text:p>
      <text:p text:style-name="P1"/>
      <text:p text:style-name="P1">1. Entreprise <text:span text:style-name="T3">(partie brève puisque déjà évoquée dans le rapport 1 et seulement ce qui a un rapport avec la mission)</text:span></text:p>
      <text:p text:style-name="P1"><text:tab/><text:span text:style-name="T1">a. Présentation – </text:span><text:span text:style-name="T5">organigramme services</text:span></text:p>
      <text:p text:style-name="P1"><text:tab/><text:span text:style-name="T1">b. </text:span>Activité (Hub et stat) – <text:span text:style-name="T6">montrer un hub et l’accès aux stat</text:span><text:span text:style-name="T10">*</text:span></text:p>
      <text:p text:style-name="P1"><text:tab/><text:span text:style-name="T1">c. </text:span>Orga<text:span text:style-name="T4">nisation</text:span> ( Agile – Team ISS) <text:span text:style-name="T6">organigramme service dev</text:span></text:p>
      <text:p text:style-name="P1"/>
      <text:p text:style-name="P1">2. Mission</text:p>
      <text:p text:style-name="P1"><text:tab/><text:span text:style-name="T1">(Petite introduction)</text:span></text:p>
      <text:p text:style-name="P1"><text:tab/><text:span text:style-name="T1">a. Architecture Lambda – </text:span><text:span text:style-name="T8">schéma avant / apr</text:span><text:span text:style-name="T9">è</text:span><text:span text:style-name="T8">s </text:span><text:span text:style-name="T9">+ Liste non exhaustive des events et queries possible</text:span></text:p>
      <text:p text:style-name="P1"><text:tab/><text:span text:style-name="T1">b. Ses composants</text:span></text:p>
      <text:p text:style-name="P1"><text:tab/><text:span text:style-name="T1">c. Le Speedlayer</text:span></text:p>
      <text:p text:style-name="P1"><text:tab/><text:tab/>. <text:span text:style-name="T1">Contexte</text:span></text:p>
      <text:p text:style-name="P1"><text:tab/><text:tab/>. <text:span text:style-name="T1">Découpage (Objectifs (</text:span><text:span text:style-name="T5">Gantt/ Tâches réalisées</text:span><text:span text:style-name="T1">) </text:span></text:p>
      <text:p text:style-name="P1"><text:tab/><text:tab/><text:tab/>- <text:span text:style-name="T1">Bac à sables ( à préciser seulement dans le gantt?)</text:span></text:p>
      <text:p text:style-name="P2"><text:tab/><text:tab/><text:tab/>- Code SpeedLayer</text:p>
      <text:p text:style-name="P2"><text:tab/><text:tab/><text:tab/>- Buffer <text:span text:style-name="T2">( mettre ton </text:span><text:span text:style-name="T7">doc excel</text:span><text:span text:style-name="T2">? Sur le cheminement d’un event et d’une querie)</text:span></text:p>
      <text:p text:style-name="P2"><text:tab/><text:tab/><text:tab/>- Intégration (à venir)</text:p>
      <text:p text:style-name="P2"><text:tab/><text:tab/>. Objectif non atteint ou plutôt changement en cours de mission (Redis)</text:p>
      <text:p text:style-name="P2"><text:tab/>d. Cadre technique</text:p>
      <text:p text:style-name="P2"><text:tab/><text:tab/>. Outils et langages utilisés</text:p>
      <text:p text:style-name="P5"><text:tab/><text:tab/>. Tdd – <text:span text:style-name="T6">exemple code</text:span></text:p>
      <text:p text:style-name="P5"><text:span text:style-name="T6"><text:tab/><text:tab/>. </text:span><text:span text:style-name="T11">Test : (test unitaire, test d’integration, test d’application)</text:span></text:p>
      <text:p text:style-name="P2"/>
      <text:p text:style-name="P2"/>
      <text:p text:style-name="P2"/>
      <text:p text:style-name="P2"/>
      <text:p text:style-name="P2"/>
      <text:p text:style-name="P3">*Voir si on peut lors de la présentation interagir directement sur l’ordi et non via le projecteur.</text:p>
      <text:p text:style-name="P3">Cela me permettrai de me balader dans la lib et les stats pour une démo en dir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4:14:41.242529464</meta:creation-date>
    <meta:editing-duration>PT20M19S</meta:editing-duration>
    <meta:editing-cycles>6</meta:editing-cycles>
    <meta:generator>LibreOffice/6.2.8.2$Linux_X86_64 LibreOffice_project/20$Build-2</meta:generator>
    <dc:date>2020-03-23T10:26:39.083502665</dc:date>
    <meta:document-statistic meta:table-count="0" meta:image-count="0" meta:object-count="0" meta:page-count="1" meta:paragraph-count="24" meta:word-count="195" meta:character-count="1163" meta:non-whitespace-character-count="953"/>
  </office:meta>
</office:document-meta>
</file>